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3ff6" officeooo:paragraph-rsid="00043ff6"/>
    </style:style>
    <style:style style:name="P2" style:family="paragraph" style:parent-style-name="Standard" style:list-style-name="L1">
      <style:text-properties officeooo:rsid="00059674" officeooo:paragraph-rsid="0005967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7293873331524342" text:style-name="L1">
        <text:list-item>
          <text:p text:style-name="P1">Which of the following is true?</text:p>
          <text:p text:style-name="P1">A: All of the above</text:p>
        </text:list-item>
        <text:list-item>
          <text:p text:style-name="P1">Which of the following is a boolean operator for the boolean and?</text:p>
          <text:p text:style-name="P1">A: &amp;&amp;</text:p>
        </text:list-item>
        <text:list-item>
          <text:p text:style-name="P1">What does the expression ! ( true &amp;&amp; ! (false || true ) ) evaluate to?</text:p>
          <text:p text:style-name="P1">A: True</text:p>
        </text:list-item>
        <text:list-item>
          <text:p text:style-name="P2">Which of the following show correct syntax for an if statement?</text:p>
          <text:p text:style-name="P2">A: if ( expression )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20:22:27.104972995</meta:creation-date>
    <dc:date>2014-06-26T20:41:06.016932497</dc:date>
    <meta:editing-duration>PT3M28S</meta:editing-duration>
    <meta:editing-cycles>1</meta:editing-cycles>
    <meta:document-statistic meta:table-count="0" meta:image-count="0" meta:object-count="0" meta:page-count="1" meta:paragraph-count="8" meta:word-count="63" meta:character-count="288" meta:non-whitespace-character-count="237"/>
    <meta:generator>LibreOffice/4.2.4.2$Linux_X86_64 LibreOffice_project/420m0$Build-2</meta:generator>
  </office:meta>
</office:document-meta>
</file>